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oadmap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6 vídeos curtos, de ~15minutos cada + list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Java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Full Stack Java Developer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Java Developer Road Map - Learning Path for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Become a Full Stack Java Developer - Learning Path for Full 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2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Top Skills to Become a Full-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How to Learn Spring Boot Step by Step - Spring Boot Learning Path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Learning Path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5" office:value-type="string" calcext:value-type="string">
            <text:p>Java Guides</text:p>
          </table:table-cell>
          <table:table-cell table:style-name="ce5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Angular + Spring Boot CRUD Full Stack Application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6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Create and Deploy Angular Application to Heroku - Step by Step Guid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8" office:value-type="string" calcext:value-type="string">
            <text:p>Spring Boot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 cursos, +20h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table:style-name="ce6" office:value-type="string" calcext:value-type="string">
              <text:p>Spring Boot Tutorial - Learn Spring Boot in 10 Hou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9h4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Tutorial | Full Course [New]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5h1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Restful Web Services Tutorial | Full Course ✅ | REST API | Spring Boot for Beginne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 table:visibility="collapse">
            <table:table-cell table:style-name="ce6" office:value-type="string" calcext:value-type="string">
              <text:p>Spring Boot Hibernate MySQL CRUD REST API Tutorial | Controller, Service and DAO Layer |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h2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MVC Tutorial with Spring Boot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h5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Validation in Spring Boot | Hibernate Validator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Spring Data REST Tutorial | Crash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8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Java 8 Stream API Tutorial | Examples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4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Quick Recap of My 14+ Free Courses on My YouTube Channe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ockerizing Spring Boot Application | Spring Boot Docker Tutorial | Docker Imag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DBC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Security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Boot Testing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eployment Video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2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 Collections Framework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h25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 8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XD2v76zM1nJybIwhBSwzZ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Script Tutorial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2 vídeos, 12’ cad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nhRqg_M0ptvbbOJXZezw2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TypeScript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 vídeos, 20’, 11’ e 20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IUlFwvf4komFcM_mM82GG" xlink:type="simple">link</text:a></text:p>
          </table:table-cell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2-24T15:06:52.129528508</dc:date>
    <meta:editing-duration>PT1H3M55S</meta:editing-duration>
    <meta:editing-cycles>13</meta:editing-cycles>
    <meta:document-statistic meta:table-count="1" meta:cell-count="155" meta:object-count="0"/>
  </office:meta>
</office:document-meta>
</file>